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10pt" officeooo:paragraph-rsid="01166255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9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9"><text:user-field-get text:name="py3o.o.company_id.hr_head_id.name">hr_head</text:user-field-get></text:span></text:p>
            <text:p text:style-name="P65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/text:p>
            <text:p text:style-name="P64">နိုင်ငံသားစိစစ်ရေးကတ်ပြားအမှတ်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/text:span><text:soft-page-break/><text:span text:style-name="T29">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28:35.210000000</dc:date>
    <meta:editing-duration>P1DT8H58M19S</meta:editing-duration>
    <meta:editing-cycles>859</meta:editing-cycles>
    <meta:document-statistic meta:table-count="9" meta:image-count="0" meta:object-count="0" meta:page-count="4" meta:paragraph-count="132" meta:word-count="409" meta:character-count="2548" meta:non-whitespace-character-count="2239"/>
  </office:meta>
</office:document-meta>
</file>